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" svg:font-family="Terminal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0.36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120.03mm"/>
    </style:style>
    <style:style style:name="co4" style:family="table-column">
      <style:table-column-properties fo:break-before="auto" style:column-width="3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9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2pt" style:font-size-asian="12pt" style:font-size-complex="12pt"/>
    </style:style>
    <style:style style:name="ce2" style:family="table-cell" style:parent-style-name="Default">
      <style:text-properties style:font-name="Consola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onsolas" fo:font-size="12pt" style:font-name-asian="ＭＳ Ｐゴシック" style:font-size-asian="12pt" style:font-name-complex="Mangal" style:font-size-complex="12pt"/>
    </style:style>
    <style:style style:name="ce4" style:family="table-cell" style:parent-style-name="Default">
      <style:text-properties fo:color="#6666ff" style:font-name="Consolas" fo:font-size="12pt" style:font-size-asian="12pt" style:font-size-complex="12pt"/>
    </style:style>
    <style:style style:name="T1" style:family="text">
      <style:text-properties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class DataProc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nfold_el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r</text:p>
          </table:table-cell>
          <table:table-cell office:value-type="string" calcext:value-type="string">
            <text:p>elem</text:p>
          </table:table-cell>
          <table:table-cell table:style-name="ce4" office:value-type="string" calcext:value-type="string">
            <text:p>RETU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"@-&gt;"]</text:p>
          </table:table-cell>
          <table:table-cell table:style-name="ce4" office:value-type="string" calcext:value-type="string">
            <text:p>["@-&gt;", "=", "=", "=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molo</text:p>
          </table:table-cell>
          <table:table-cell/>
          <table:table-cell office:value-type="string" calcext:value-type="string">
            <text:p>["@:→"]</text:p>
          </table:table-cell>
          <table:table-cell table:style-name="ce4" office:value-type="string" calcext:value-type="string">
            <text:p>["@:-&gt;", "=:", "=:", "=: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(r!|s!|rrr|sss)</text:p>
          </table:table-cell>
          <table:table-cell/>
          <table:table-cell office:value-type="string" calcext:value-type="string">
            <text:p>["r!\\fermata"]</text:p>
          </table:table-cell>
          <table:table-cell table:style-name="ce4" office:value-type="string" calcext:value-type="string">
            <text:p>["r!\\fermata", "r!", "r!", "r!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-notes tremolo</text:p>
          </table:table-cell>
          <table:table-cell/>
          <table:table-cell office:value-type="string" calcext:value-type="string">
            <text:p>["%32[15]-&gt;"]</text:p>
          </table:table-cell>
          <table:table-cell table:style-name="ce4" office:value-type="string" calcext:value-type="string">
            <text:p>["%%32[15]-&gt;", "%32[15]", "%32[15]", "%32[15]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[1, 3]</text:p>
          </table:table-cell>
          <table:table-cell office:value-type="string" calcext:value-type="string">
            <text:p>["@", "="]</text:p>
          </table:table-cell>
          <table:table-cell table:style-name="ce4" office:value-type="string" calcext:value-type="string">
            <text:p>["@", "=", "=", "=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cato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["@-&gt;", 2]]</text:p>
          </table:table-cell>
          <table:table-cell table:style-name="ce4" office:value-type="string" calcext:value-type="string">
            <text:p>["@-&gt;", "=", "r!", "r!"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cato &amp; tremolo</text:p>
          </table:table-cell>
          <table:table-cell/>
          <table:table-cell office:value-type="string" calcext:value-type="string">
            <text:p>[["@:-&gt;", 2]]</text:p>
          </table:table-cell>
          <table:table-cell table:style-name="ce4" office:value-type="string" calcext:value-type="string">
            <text:p>["@:-&gt;", "=:", "r!", "r!"]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unfold_measu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easure</text:p>
          </table:table-cell>
          <table:table-cell table:style-name="ce4" office:value-type="string" calcext:value-type="string">
            <text:p>RETUR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3, [[2,1],2]]</text:p>
          </table:table-cell>
          <table:table-cell table:style-name="ce4" office:value-type="string" calcext:value-type="string">
            <text:p>[1, 1, 1, (1/1), (1/2)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ake_tupl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y</text:p>
          </table:table-cell>
          <table:table-cell office:value-type="string" calcext:value-type="string">
            <text:p>["@", "=", "=", "@", "=", "="]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pl</text:p>
          </table:table-cell>
          <table:table-cell office:value-type="string" calcext:value-type="string">
            <text:p>[2, 3]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measure</text:p>
          </table:table-cell>
          <table:table-cell office:value-type="string" calcext:value-type="string">
            <text:p>[4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RETURN(arx)</text:p>
          </table:table-cell>
          <table:table-cell table:style-name="ce4" office:value-type="string" calcext:value-type="string">
            <text:p><text:span text:style-name="T1">[</text:span></text:p>
            <text:p><text:span text:style-name="T1"/><text:span text:style-name="T1">[</text:span></text:p>
            <text:p><text:span text:style-name="T1"/><text:span text:style-name="T1"/><text:span text:style-name="T1">["@", (1/1)]</text:span></text:p>
            <text:p><text:span text:style-name="T1"/><text:span text:style-name="T1">], [</text:span></text:p>
            <text:p><text:span text:style-name="T1"/><text:span text:style-name="T1"/><text:span text:style-name="T1">["=", (1/3)], ["@", (1/3)], ["=", (1/3)]</text:span></text:p>
            <text:p><text:span text:style-name="T1"/><text:span text:style-name="T1">], [</text:span></text:p>
            <text:p><text:span text:style-name="T1"/><text:span text:style-name="T1"/><text:span text:style-name="T1">["=", (1/2)], ["r!", (1/2)]</text:span></text:p>
            <text:p><text:span text:style-name="T1"/><text:span text:style-name="T1">]</text:span></text:p>
            <text:p><text:span text:style-name="T1">]</text:span></text:p>
            <text:p><text:span text:style-name="T1"/>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TURN(new_tpl)</text:p>
          </table:table-cell>
          <table:table-cell table:style-name="ce4" office:value-type="string" calcext:value-type="string">
            <text:p>[[1, 1, (1/1)], [3, 1], [2, 1]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delete_suspens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y</text:p>
          </table:table-cell>
          <table:table-cell office:value-type="string" calcext:value-type="string">
            <text:p>[["@"], ["=", "@", "="], ["=", "r!"]]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[["@"], ["r!", "@", "="], ["r!", "r!"]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uple_to_qua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uple</text:p>
          </table:table-cell>
          <table:table-cell office:value-type="string" calcext:value-type="string">
            <text:p>[["@", (1/6)], ["=", (1/6)], ["=", (1/6)], ["=", (1/6)], ["r!", (1/6)], ["r!", (1/6)]]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TURN(quad)</text:p>
          </table:table-cell>
          <table:table-cell table:style-name="ce4" office:value-type="string" calcext:value-type="string">
            <text:p>[[["@", (2/3)]], [["r!", (1/3)]]]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al" svg:font-family="Terminal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57:46.811000000</meta:creation-date>
    <dc:date>2016-04-10T23:31:27.848000000</dc:date>
    <meta:editing-duration>PT32M59S</meta:editing-duration>
    <meta:editing-cycles>2</meta:editing-cycles>
    <meta:generator>LibreOffice/4.4.3.2$Windows_x86 LibreOffice_project/88805f81e9fe61362df02b9941de8e38a9b5fd16</meta:generator>
    <meta:document-statistic meta:table-count="1" meta:cell-count="55" meta:object-count="0"/>
  </office:meta>
</office:document-meta>
</file>